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1fcb3" officeooo:paragraph-rsid="0004dba5"/>
    </style:style>
    <style:style style:name="P2" style:family="paragraph" style:parent-style-name="Standard">
      <style:text-properties fo:language="en" fo:country="US" officeooo:rsid="0001fcb3" officeooo:paragraph-rsid="0004dba5" fo:background-color="#ffff00"/>
    </style:style>
    <style:style style:name="P3" style:family="paragraph" style:parent-style-name="Standard">
      <style:text-properties fo:language="en" fo:country="US" officeooo:rsid="0004dba5" officeooo:paragraph-rsid="0004dba5" fo:background-color="transparent"/>
    </style:style>
    <style:style style:name="P4" style:family="paragraph" style:parent-style-name="Standard">
      <style:text-properties fo:language="en" fo:country="US" officeooo:rsid="0005b8dc" officeooo:paragraph-rsid="0005b8dc" fo:background-color="transparent"/>
    </style:style>
    <style:style style:name="P5" style:family="paragraph" style:parent-style-name="Standard">
      <style:text-properties fo:language="ru" fo:country="RU" officeooo:rsid="0004dba5" officeooo:paragraph-rsid="0004dba5" fo:background-color="transparent"/>
    </style:style>
    <style:style style:name="P6" style:family="paragraph" style:parent-style-name="Standard">
      <style:text-properties fo:language="ru" fo:country="RU" officeooo:rsid="0005b8dc" officeooo:paragraph-rsid="0005b8dc" fo:background-color="transparen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dba5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5b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3. </text:span>goto – <text:span text:style-name="T1">имеет форму </text:span>goto marker; <text:span text:style-name="T1">перейти на линию </text:span>marker. </text:p>
      <text:p text:style-name="P2"><text:span text:style-name="T1">Использовать не рекомендуется. </text:span><text:span text:style-name="T2">(Принципы структурного программирования).</text:span></text:p>
      <text:p text:style-name="P3"><text:span text:style-name="T2"/></text:p>
      <text:p text:style-name="P3"><text:span text:style-name="T1">4. оператор </text:span>return – <text:span text:style-name="T1">оператор возврата из функции. Он завершает выполнение функции и передаёт управления в точку её вызова.</text:span></text:p>
      <text:p text:style-name="P5">Выгляди так: <text:span text:style-name="T3">return [expr];</text:span></text:p>
      <text:p text:style-name="P5"><text:span text:style-name="T4"/></text:p>
      <text:p text:style-name="P6">Примеры.</text:p>
      <text:p text:style-name="P4">// <text:span text:style-name="T1">Найти положительные числа</text:span></text:p>
      <text:p text:style-name="P4">for(int k = 0, s = 0, x=1; x!= 0;) {</text:p>
      <text:p text:style-name="P4"><text:tab/>cin &gt;&gt; x;</text:p>
      <text:p text:style-name="P4"><text:tab/>if (x &lt;= 0)</text:p>
      <text:p text:style-name="P4"><text:tab/><text:tab/>continue;</text:p>
      <text:p text:style-name="P4"><text:tab/>k++;</text:p>
      <text:p text:style-name="P4"><text:tab/>s += x;</text:p>
      <text:p text:style-name="P4">}</text:p>
      <text:p text:style-name="P4"/>
      <text:p text:style-name="P4">cout &lt;&lt; s &lt;&lt; “ “ &lt;&lt; k &lt;&lt; endl;</text:p>
      <text:p text:style-name="P4"/>
      <text:p text:style-name="P4">// <text:span text:style-name="T1">Простота числа. Верн число</text:span></text:p>
      <text:p text:style-name="P4">for (int i = 2; i &lt; n; i++)</text:p>
      <text:p text:style-name="P4"><text:tab/>if (n % i == 0)</text:p>
      <text:p text:style-name="P4"><text:tab/><text:tab/>break;</text:p>
      <text:p text:style-name="P4"/>
      <text:p text:style-name="P4">// v2</text:p>
      <text:p text:style-name="P4">bool isPrime = True;</text:p>
      <text:p text:style-name="P4"/>
      <text:p text:style-name="P4">for (int i = 2; i &lt; n / 2; i++) {</text:p>
      <text:p text:style-name="P4"><text:tab/>if (n % i == 0) {</text:p>
      <text:p text:style-name="P4"><text:tab/><text:tab/>isPrime = False;<text:tab/></text:p>
      <text:p text:style-name="P4"><text:tab/><text:tab/>break;</text:p>
      <text:p text:style-name="P4"><text:tab/>}</text:p>
      <text:p text:style-name="P4">}</text:p>
      <text:p text:style-name="P4"/>
      <text:p text:style-name="P4">if (n &gt; 1) …</text:p>
      <text:p text:style-name="P4"/>
      <text:p text:style-name="P4"/>
      <text:p text:style-name="P4">// <text:span text:style-name="T1">Сумма цифер.</text:span></text:p>
      <text:p text:style-name="P4">int a, s;</text:p>
      <text:p text:style-name="P4">for(s = 0; a; a /= 10)</text:p>
      <text:p text:style-name="P4"><text:tab/>s += a % 10;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3T08:03:56.912000000</meta:creation-date>
    <dc:date>2022-10-03T08:55:52.992000000</dc:date>
    <meta:editing-duration>PT51M54S</meta:editing-duration>
    <meta:editing-cycles>5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31" meta:word-count="152" meta:character-count="688" meta:non-whitespace-character-count="547"/>
  </office:meta>
</office:document-meta>
</file>